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78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ulka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nlock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Weap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Unlock a fast shooting, straightforward gatling gu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Damag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damage of a single Vulkan bullet by on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Projectile Spe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peed of the Vulkan bullet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reRat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Fire Ra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rate of fire of the Vulka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0" calcext:value-type="float">
            <text:p>750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Shot Amou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amount shot by the Vulkan by on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ierc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Pier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amount of times the Vulkan can pierce by one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sil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nlock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Missile Weap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Unlock a missile weapon that will launch from above and below the ship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Missile Damag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damage done by the explosion of a missil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Missile</text:span> Projectile Spe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peed of the missile projectil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reRat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Missile</text:span> Fire Ra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rate of fire of missile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Missile</text:span> Shot Amou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amount of missiles fired by on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Missile Siz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ize of the explosion made by missiles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21:54:47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9T08:32:38.541000000</meta:creation-date>
    <dc:date>2025-07-29T22:14:29.581000000</dc:date>
    <meta:editing-duration>PT20M6S</meta:editing-duration>
    <meta:editing-cycles>3</meta:editing-cycles>
    <meta:generator>LibreOffice/7.2.6.2$Windows_X86_64 LibreOffice_project/b0ec3a565991f7569a5a7f5d24fed7f52653d754</meta:generator>
    <meta:document-statistic meta:table-count="1" meta:cell-count="173" meta:object-count="0"/>
  </office:meta>
</office:document-meta>
</file>